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Website value appraisal&lt;/h4&gt;&lt;pre class="message"&gt;&lt;div class="author"&gt;user&lt;/div&gt;&lt;div&gt;can you appraise the value of a website&lt;/div&gt;&lt;/pre&gt;&lt;pre class="message"&gt;&lt;div class="author"&gt;ChatGPT&lt;/div&gt;&lt;div&gt;Yes — I can help you appraise the value of a website, but it depends on what kind of “value” you’re looking for: <text:s/></text:p>
      <text:p text:style-name="Standard"/>
      <text:p text:style-name="Standard">1. **Financial Value (Market/Appraisal):** <text:s/></text:p>
      <text:p text:style-name="Standard"><text:s text:c="3"/>- Based on traffic, revenue, domain authority, backlinks, SEO ranking, and niche demand. <text:s/></text:p>
      <text:p text:style-name="Standard"><text:s text:c="3"/>- Typically calculated using multiples of monthly/annual profit (e.g., 20–40× monthly net profit is common for smaller sites). <text:s/></text:p>
      <text:p text:style-name="Standard"/>
      <text:p text:style-name="Standard">2. **Strategic Value (Mission/Impact):** <text:s/></text:p>
      <text:p text:style-name="Standard"><text:s text:c="3"/>- How well the website fulfills its goals (community engagement, outreach, branding). <text:s/></text:p>
      <text:p text:style-name="Standard"><text:s text:c="3"/>- Measured in audience reach, engagement metrics, or influence within a target group. <text:s/></text:p>
      <text:p text:style-name="Standard"/>
      <text:p text:style-name="Standard">3. **Technical Value:** <text:s/></text:p>
      <text:p text:style-name="Standard"><text:s text:c="3"/>- Domain quality (short, memorable, keyword-rich). <text:s/></text:p>
      <text:p text:style-name="Standard"><text:s text:c="3"/>- SEO performance (page rank, domain authority, backlinks). <text:s/></text:p>
      <text:p text:style-name="Standard"><text:s text:c="3"/>- Platform, security, and scalability. <text:s/></text:p>
      <text:p text:style-name="Standard"/>
      <text:p text:style-name="Standard">If you’d like, you can share: <text:s/></text:p>
      <text:p text:style-name="Standard">- The site’s name/URL <text:s/></text:p>
      <text:p text:style-name="Standard">- Monthly visitors (or an estimate) <text:s/></text:p>
      <text:p text:style-name="Standard">- Revenue (ads, donations, sales, etc., if any) <text:s/></text:p>
      <text:p text:style-name="Standard">- Purpose (commercial vs nonprofit/community) <text:s/></text:p>
      <text:p text:style-name="Standard"/>
      <text:p text:style-name="Standard">And I can give you a **ballpark valuation** plus suggestions to raise its worth. <text:s/></text:p>
      <text:p text:style-name="Standard"/>
      <text:p text:style-name="Standard">👉 Do you want me to focus on **financial market value**, **community/mission value**, or **technical/SEO value** for your site?&lt;/div&gt;&lt;/pre&gt;&lt;pre class="message"&gt;&lt;div class="author"&gt;user&lt;/div&gt;&lt;div&gt;our8231.org&lt;/div&gt;&lt;/pre&gt;&lt;pre class="message"&gt;&lt;div class="author"&gt;ChatGPT&lt;/div&gt;&lt;div&gt;I couldn’t find credible data for **our8231.org** — traffic, revenue, or domain metrics weren’t turning up in my searches. Without those, any valuation would be very rough. But I can walk you through what I *can* assess and what info is needed to get a good estimate. <text:s/></text:p>
      <text:p text:style-name="Standard"/>
      <text:p text:style-name="Standard">---</text:p>
      <text:p text:style-name="Standard"/>
      <text:p text:style-name="Standard">## What I found / couldn’t find</text:p>
      <text:p text:style-name="Standard"/>
      <text:p text:style-name="Standard">- No reliable traffic metrics or rankings for our8231.org in publicly available tools. <text:s/></text:p>
      <text:p text:style-name="Standard">- No public info about revenue, monetization, or costs related to it. <text:s/></text:p>
      <text:p text:style-name="Standard">- No domain metrics (age, backlink profile, domain authority) surfaced in the searches I ran. <text:s/></text:p>
      <text:p text:style-name="Standard"/>
      <text:p text:style-name="Standard">---</text:p>
      <text:p text:style-name="Standard"/>
      <text:p text:style-name="Standard">## What would be needed to appraise value meaningfully</text:p>
      <text:p text:style-name="Standard"/>
      <text:p text:style-name="Standard">To estimate a website’s financial or market value, you typically need:</text:p>
      <text:p text:style-name="Standard"/>
      <text:p text:style-name="Standard"><text:soft-page-break/>| Metric | Why It Matters |</text:p>
      <text:p text:style-name="Standard">|---|---|</text:p>
      <text:p text:style-name="Standard">| Monthly/Annual Revenue | Key baseline for valuation; many sites are valued as multiples of profit or revenue. |</text:p>
      <text:p text:style-name="Standard">| Operating Costs | Hosting, maintenance, staff, etc.—helps get net profit. |</text:p>
      <text:p text:style-name="Standard">| Traffic (visitors, pageviews) | More traffic often means more ad/sales potential. Also helps with understanding growth trends. |</text:p>
      <text:p text:style-name="Standard">| Monetization Strategy | Ads, subscriptions, e-commerce, donations, etc.—how it makes money matters. |</text:p>
      <text:p text:style-name="Standard">| Domain Quality &amp;amp; SEO | Domain age, keywords, backlink profile, search visibility. A strong domain helps significantly. |</text:p>
      <text:p text:style-name="Standard">| Niche &amp;amp; Market Demand | If the niche is in demand (e.g. tech, health, etc.), higher value. |</text:p>
      <text:p text:style-name="Standard">| Content and Intellectual Property | Unique content, branding, user base. |</text:p>
      <text:p text:style-name="Standard">| Growth Trends | Is traffic/revenue growing, stable, or declining? |</text:p>
      <text:p text:style-name="Standard"/>
      <text:p text:style-name="Standard">---</text:p>
      <text:p text:style-name="Standard"/>
      <text:p text:style-name="Standard">## Very Rough Estimate &amp;amp; Scenarios</text:p>
      <text:p text:style-name="Standard"/>
      <text:p text:style-name="Standard">Given the lack of data, here are some possible scenarios and what valuation might look like in each — take these as *hypotheticals*:</text:p>
      <text:p text:style-name="Standard"/>
      <text:p text:style-name="Standard">1. **If it’s low traffic, no/very little revenue** — The value might be quite modest (in the hundreds to low thousands of dollars). Domain value alone (if the name is good) might contribute something, but not much without revenue or audience.</text:p>
      <text:p text:style-name="Standard"/>
      <text:p text:style-name="Standard">2. **If it has moderate traffic (say thousands of monthly visitors), some ads/e-commerce generating modest revenue** — Then value could be multiple of 12–36× the monthly net profit. For example, if net profit is \$200/month, value might be somewhere \$2,400–\$7,000.</text:p>
      <text:p text:style-name="Standard"/>
      <text:p text:style-name="Standard">3. **If it’s high traffic, well-monetized, strong SEO** — Valuation could scale up significantly (tens of thousands, possibly more). For example, if net profit is \$1,000/month and growth is good, value might be in the \$20,000–\$40,000+ range depending on niche and risk.</text:p>
      <text:p text:style-name="Standard"/>
      <text:p text:style-name="Standard">---</text:p>
      <text:p text:style-name="Standard"/>
      <text:p text:style-name="Standard">If you want, I can try to dig a bit more deeply (using paid tools / lookup) to pull together a more precise valuation. Would you prefer I try that, and if so, could you share any of these:</text:p>
      <text:p text:style-name="Standard"/>
      <text:p text:style-name="Standard">- Revenue for the last 12 months (or monthly average)? <text:s/></text:p>
      <text:p text:style-name="Standard">- Traffic numbers (visitors/pageviews)? <text:s/></text:p>
      <text:p text:style-name="Standard">- Monetization method (ads, product sales, subscriptions, etc.)? <text:s/></text:p>
      <text:p text:style-name="Standard">- Approx domain age / when it was registered?&lt;/div&gt;&lt;/pre&gt;&lt;pre class="message"&gt;&lt;div class="author"&gt;user&lt;/div&gt;&lt;div&gt;how much to build a site like our8231.org&lt;/div&gt;&lt;/pre&gt;&lt;pre class="message"&gt;&lt;div class="author"&gt;ChatGPT&lt;/div&gt;&lt;div&gt;Good question 👍 The cost of building a site like **our8231.org** depends on how complex you want it to be, the features it needs, and whether you do it yourself, hire freelancers, or go with an agency. <text:s/></text:p>
      <text:p text:style-name="Standard"/>
      <text:p text:style-name="Standard">Here’s a breakdown of what goes into it: <text:s/></text:p>
      <text:p text:style-name="Standard"><text:soft-page-break/></text:p>
      <text:p text:style-name="Standard">---</text:p>
      <text:p text:style-name="Standard"/>
      <text:p text:style-name="Standard">## 1. **Core Elements of a Site Like Our8231.org**</text:p>
      <text:p text:style-name="Standard">- **Basic pages**: Home, About, Mission, Programs, Contact. <text:s/></text:p>
      <text:p text:style-name="Standard">- **Community / Parish info**: Events calendar, announcements, ministries. <text:s/></text:p>
      <text:p text:style-name="Standard">- **Knights of Columbus mission content**: Text, images, multimedia. <text:s/></text:p>
      <text:p text:style-name="Standard">- **Digital hub**: News posts, media gallery, or community updates. <text:s/></text:p>
      <text:p text:style-name="Standard">- **Faith/Community branding**: Clean design with Catholic/Knights identity. <text:s/></text:p>
      <text:p text:style-name="Standard">- **Optional extras**: Donations page, membership logins, discussion forum, newsletters, social media integration.</text:p>
      <text:p text:style-name="Standard"/>
      <text:p text:style-name="Standard">---</text:p>
      <text:p text:style-name="Standard"/>
      <text:p text:style-name="Standard">## 2. **Development Options &amp;amp; Costs**</text:p>
      <text:p text:style-name="Standard"/>
      <text:p text:style-name="Standard">### 🛠 DIY with Website Builder</text:p>
      <text:p text:style-name="Standard">- Tools: Wix, Squarespace, WordPress.com. <text:s/></text:p>
      <text:p text:style-name="Standard">- **Cost**: \$200–\$800 per year (hosting + domain + premium template). <text:s/></text:p>
      <text:p text:style-name="Standard">- **Pros**: Affordable, fast, easy for non-technical users. <text:s/></text:p>
      <text:p text:style-name="Standard">- **Cons**: Less customizable, might look “template-y.”</text:p>
      <text:p text:style-name="Standard"/>
      <text:p text:style-name="Standard">---</text:p>
      <text:p text:style-name="Standard"/>
      <text:p text:style-name="Standard">### 🌐 WordPress (Self-Hosted)</text:p>
      <text:p text:style-name="Standard">- WordPress.org + custom theme/plugins. <text:s/></text:p>
      <text:p text:style-name="Standard">- **Cost**: <text:s/></text:p>
      <text:p text:style-name="Standard"><text:s text:c="2"/>- Domain: \$15–\$20/yr <text:s/></text:p>
      <text:p text:style-name="Standard"><text:s text:c="2"/>- Hosting: \$100–\$300/yr <text:s/></text:p>
      <text:p text:style-name="Standard"><text:s text:c="2"/>- Premium Theme: \$50–\$100 (one-time) <text:s/></text:p>
      <text:p text:style-name="Standard"><text:s text:c="2"/>- Plugins (calendar, donations, security): \$100–\$300/yr <text:s/></text:p>
      <text:p text:style-name="Standard"><text:s text:c="2"/>- Custom design &amp;amp; setup (if you hire help): \$1,000–\$5,000 one-time. <text:s/></text:p>
      <text:p text:style-name="Standard">- **Pros**: Highly flexible, huge ecosystem, relatively affordable. <text:s/></text:p>
      <text:p text:style-name="Standard">- **Cons**: Needs some technical maintenance (updates, backups, security).</text:p>
      <text:p text:style-name="Standard"/>
      <text:p text:style-name="Standard">---</text:p>
      <text:p text:style-name="Standard"/>
      <text:p text:style-name="Standard">### 💼 Professional Agency</text:p>
      <text:p text:style-name="Standard">- Fully custom design + development. <text:s/></text:p>
      <text:p text:style-name="Standard">- **Cost**: \$5,000–\$20,000+ (depending on scope). <text:s/></text:p>
      <text:p text:style-name="Standard">- **Pros**: Unique design, tailored features, long-term support. <text:s/></text:p>
      <text:p text:style-name="Standard">- **Cons**: Expensive, ongoing maintenance fees.</text:p>
      <text:p text:style-name="Standard"/>
      <text:p text:style-name="Standard">---</text:p>
      <text:p text:style-name="Standard"/>
      <text:p text:style-name="Standard">## 3. **Ongoing Costs**</text:p>
      <text:p text:style-name="Standard">- Hosting &amp;amp; domain renewal: \$150–\$400/year. <text:s/></text:p>
      <text:p text:style-name="Standard">- Security &amp;amp; backups: \$100–\$300/year. <text:s/></text:p>
      <text:p text:style-name="Standard">- Content updates (if outsourced): \$50–\$500/month. <text:s/></text:p>
      <text:p text:style-name="Standard"><text:soft-page-break/></text:p>
      <text:p text:style-name="Standard">---</text:p>
      <text:p text:style-name="Standard"/>
      <text:p text:style-name="Standard">✅ **Ballpark answer**: <text:s/></text:p>
      <text:p text:style-name="Standard">- DIY builder: **\$500–\$1,000/year** <text:s/></text:p>
      <text:p text:style-name="Standard">- WordPress with some custom help: **\$1,500–\$6,000 upfront + \$200–\$500/year** <text:s/></text:p>
      <text:p text:style-name="Standard">- Professional agency: **\$5,000–\$20,000+ upfront + \$1,000+/year** <text:s/></text:p>
      <text:p text:style-name="Standard"/>
      <text:p text:style-name="Standard">---</text:p>
      <text:p text:style-name="Standard"/>
      <text:p text:style-name="Standard">Would you like me to **scope out a feature checklist** (like donations, event registration, community logins, etc.) and give you a tailored cost estimate for *your specific vision* of our8231.org?&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25:40.497704706</meta:creation-date>
    <dc:date>2025-11-14T22:25:52.082418568</dc:date>
    <meta:editing-duration>PT12S</meta:editing-duration>
    <meta:editing-cycles>1</meta:editing-cycles>
    <meta:document-statistic meta:table-count="0" meta:image-count="0" meta:object-count="0" meta:page-count="4" meta:paragraph-count="93" meta:word-count="1009" meta:character-count="6986" meta:non-whitespace-character-count="5951"/>
    <meta:generator>LibreOffice/24.2.7.2$Linux_X86_64 LibreOffice_project/420$Build-2</meta:generator>
  </office:meta>
</office:document-meta>
</file>